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TT10" svg:font-family="CMTT10, 'Times New Roman'"/>
    <style:font-face style:name="OpenSymbol" svg:font-family="OpenSymbol"/>
    <style:font-face style:name="Tahoma" svg:font-family="Tahoma, Arial, Helvetica, sans-serif"/>
    <style:font-face style:name="Times New Roman1" svg:font-family="'Times New Roman'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style style:name="P2" style:family="paragraph" style:parent-style-name="Text_20_body">
      <style:text-properties style:language-complex="he" style:country-complex="IL"/>
    </style:style>
    <style:style style:name="P3" style:family="paragraph" style:parent-style-name="Text_20_body">
      <style:paragraph-properties fo:margin-top="0.3cm" fo:margin-bottom="0.199cm" fo:line-height="100%"/>
      <style:text-properties fo:font-variant="normal" fo:text-transform="none" fo:color="#000000" style:font-name="Tahoma" fo:font-size="9.75pt" fo:letter-spacing="normal" fo:font-style="normal" fo:font-weight="normal"/>
    </style:style>
    <style:style style:name="P4" style:family="paragraph" style:parent-style-name="Heading_20_1">
      <style:paragraph-properties fo:margin-top="0.3cm" fo:margin-bottom="0.199cm" fo:line-height="100%"/>
      <style:text-properties style:language-complex="he" style:country-complex="IL"/>
    </style:style>
    <style:style style:name="P5" style:family="paragraph" style:parent-style-name="Text_20_body">
      <style:text-properties style:language-complex="he" style:country-complex="IL"/>
    </style:style>
    <style:style style:name="P6" style:family="paragraph" style:parent-style-name="Text_20_body">
      <style:text-properties style:language-complex="he" style:country-complex="IL"/>
    </style:style>
    <style:style style:name="P7" style:family="paragraph" style:parent-style-name="Text_20_body">
      <style:paragraph-properties fo:text-align="center" style:justify-single-word="false"/>
      <style:text-properties fo:font-size="80pt" fo:font-style="italic" style:font-size-asian="48pt" style:font-style-asian="italic" style:font-size-complex="48pt" style:language-complex="he" style:country-complex="IL" style:font-style-complex="italic"/>
    </style:style>
    <style:style style:name="P8" style:family="paragraph" style:parent-style-name="Text_20_body">
      <style:paragraph-properties fo:margin-top="0.102cm" fo:margin-bottom="0.102cm" fo:line-height="100%"/>
      <style:text-properties fo:font-variant="normal" fo:text-transform="none" fo:color="#000000" style:font-name="Tahoma" fo:font-size="13pt" fo:letter-spacing="normal" fo:font-style="normal" fo:font-weight="normal" style:font-size-asian="13pt" style:font-size-complex="13pt"/>
    </style:style>
    <style:style style:name="P9" style:family="paragraph" style:parent-style-name="Text_20_body" style:list-style-name="L3">
      <style:paragraph-properties fo:margin-top="0.102cm" fo:margin-bottom="0.102cm" fo:line-height="100%" fo:text-align="start" style:justify-single-word="false"/>
      <style:text-properties fo:font-variant="normal" fo:text-transform="none" fo:color="#000000" style:font-name="Tahoma" fo:font-size="13pt" fo:letter-spacing="normal" fo:font-style="normal" fo:font-weight="normal" style:font-size-asian="13pt" style:font-size-complex="13pt"/>
    </style:style>
    <style:style style:name="P10" style:family="paragraph" style:parent-style-name="Text_20_body">
      <style:paragraph-properties fo:margin-top="0.102cm" fo:margin-bottom="0.102cm" fo:line-height="100%"/>
      <style:text-properties fo:font-variant="normal" fo:text-transform="none" fo:color="#000000" style:font-name="Tahoma" fo:font-size="13pt" fo:letter-spacing="normal" fo:font-style="normal" fo:font-weight="normal" style:font-size-asian="13pt" style:font-weight-asian="normal" style:font-size-complex="13pt" style:font-weight-complex="normal"/>
    </style:style>
    <style:style style:name="P11" style:family="paragraph" style:parent-style-name="Text_20_body" style:list-style-name="L1">
      <style:paragraph-properties fo:margin-top="0.102cm" fo:margin-bottom="0.102cm" fo:line-height="100%"/>
      <style:text-properties fo:font-variant="normal" fo:text-transform="none" fo:color="#000000" style:font-name="Tahoma" fo:font-size="13pt" fo:letter-spacing="normal" fo:font-style="normal" fo:font-weight="normal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top="0.102cm" fo:margin-bottom="0.102cm" fo:line-height="100%"/>
      <style:text-properties fo:font-variant="normal" fo:text-transform="none" fo:color="#000000" style:font-name="Tahoma" fo:font-size="14pt" fo:letter-spacing="normal" fo:font-style="normal" fo:font-weight="bold"/>
    </style:style>
    <style:style style:name="P13" style:family="paragraph" style:parent-style-name="Text_20_body" style:list-style-name="L2">
      <style:paragraph-properties fo:margin-top="0.102cm" fo:margin-bottom="0.102cm" fo:line-height="100%"/>
      <style:text-properties fo:font-size="13pt" style:font-size-asian="13pt" style:font-size-complex="13pt"/>
    </style:style>
    <style:style style:name="P14" style:family="paragraph" style:parent-style-name="Text_20_body">
      <style:paragraph-properties fo:margin-top="0.3cm" fo:margin-bottom="0.199cm" fo:line-height="100%" fo:text-align="start" style:justify-single-word="false"/>
      <style:text-properties fo:font-variant="normal" fo:text-transform="none" fo:color="#000000" style:font-name="Tahoma" fo:font-size="9pt" fo:letter-spacing="normal" fo:font-style="normal" fo:font-weight="normal" style:font-name-asian="CMTT10" style:font-size-asian="9pt" style:font-name-complex="Book Antiqua" style:font-size-complex="9pt"/>
    </style:style>
    <style:style style:name="P15" style:family="paragraph" style:parent-style-name="Text_20_body">
      <style:paragraph-properties fo:margin-top="0.3cm" fo:margin-bottom="0.199cm" fo:line-height="100%"/>
      <style:text-properties fo:font-variant="normal" fo:text-transform="none" fo:color="#000000" style:font-name="Tahoma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list-style-name="L3">
      <style:paragraph-properties fo:margin-top="0.3cm" fo:margin-bottom="0.199cm" fo:line-height="100%" fo:text-align="start" style:justify-single-word="false"/>
      <style:text-properties fo:font-variant="normal" fo:text-transform="none" fo:color="#000000" style:font-name="Tahoma" fo:font-size="13pt" fo:letter-spacing="normal" fo:font-style="normal" fo:font-weight="normal" style:font-name-asian="CMTT10" style:font-size-asian="13pt" style:font-name-complex="Book Antiqua" style:font-size-complex="13pt"/>
    </style:style>
    <style:style style:name="P17" style:family="paragraph" style:parent-style-name="Text_20_body" style:list-style-name="L3">
      <style:paragraph-properties fo:margin-top="0.3cm" fo:margin-bottom="0.199cm" fo:line-height="100%" fo:text-align="start" style:justify-single-word="false"/>
      <style:text-properties fo:font-size="13pt" style:font-size-asian="13pt" style:font-size-complex="13pt"/>
    </style:style>
    <style:style style:name="P18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  <style:text-properties style:language-complex="he" style:country-complex="IL"/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Tahoma" fo:letter-spacing="normal" fo:font-style="normal" fo:font-weight="normal"/>
    </style:style>
    <style:style style:name="T3" style:family="text">
      <style:text-properties fo:font-variant="normal" fo:text-transform="none" fo:color="#000000" style:font-name="Tahoma" fo:letter-spacing="normal" fo:font-style="normal" fo:font-weight="normal" style:font-name-asian="CMTT10" style:font-name-complex="Book Antiqua"/>
    </style:style>
    <style:style style:name="T4" style:family="text">
      <style:text-properties fo:font-variant="normal" fo:text-transform="none" fo:color="#000000" style:font-name="Tahoma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000000" style:font-name="Tahoma" fo:font-size="9pt" fo:letter-spacing="normal" fo:font-style="normal" fo:font-weight="normal" style:font-name-asian="CMTT10" style:font-size-asian="9pt" style:font-name-complex="Book Antiqua" style:font-size-complex="9pt"/>
    </style:style>
    <style:style style:name="T6" style:family="text">
      <style:text-properties fo:font-variant="normal" fo:text-transform="none" fo:color="#000000" style:font-name="Book Antiqua" fo:font-size="9pt" fo:letter-spacing="normal" fo:font-style="normal" fo:font-weight="normal" style:font-name-asian="CMTT10" style:font-size-asian="9pt" style:font-name-complex="Book Antiqua" style:font-size-complex="9pt"/>
    </style:style>
    <style:style style:name="T7" style:family="text">
      <style:text-properties fo:font-variant="normal" fo:text-transform="none" fo:color="#000000" style:font-name="Book Antiqua" fo:font-size="9pt" fo:letter-spacing="normal" fo:font-style="normal" fo:font-weight="normal" style:font-size-asian="9pt" style:font-name-complex="Book Antiqua" style:font-size-complex="9pt"/>
    </style:style>
    <style:style style:name="T8" style:family="text">
      <style:text-properties fo:font-variant="normal" fo:text-transform="none" fo:color="#000000" style:font-name="Book Antiqua" fo:letter-spacing="normal" fo:font-style="normal" fo:font-weight="normal" style:font-name-asian="CMTT10" style:font-name-complex="Book Antiqua"/>
    </style:style>
    <style:style style:name="T9" style:family="text">
      <style:text-properties fo:font-variant="normal" fo:text-transform="none" fo:color="#000000" style:font-name="Book Antiqua" fo:letter-spacing="normal" fo:font-style="normal" fo:font-weight="normal" style:font-name-complex="Book Antiqu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style:font-name="Book Antiqua" fo:font-size="9pt" style:font-size-asian="9pt" style:font-name-complex="Book Antiqua" style:font-size-complex="9pt"/>
    </style:style>
    <style:style style:name="T13" style:family="text">
      <style:text-properties style:font-name="Book Antiqua" style:font-name-complex="Book Antiqua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size-asian="14pt" style:font-weight-asian="bold" style:font-size-complex="14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/>
      <text:h text:style-name="P7" text:outline-level="2">נוהל התקנה</text:h>
      <text:h text:style-name="P7" text:outline-level="2">שרת לינוקס</text:h>
      <text:h text:style-name="P6" text:outline-level="2"><text:line-break/><text:line-break/><text:line-break/></text:h>
      <text:h text:style-name="P6" text:outline-level="2"/>
      <text:p text:style-name="P2"/>
      <text:p text:style-name="P2"/>
      <text:p text:style-name="P2"/>
      <text:p text:style-name="P2"/>
      <text:p text:style-name="P18"><text:span text:style-name="T14">Written By: Shavit Ilan</text:span></text:p>
      <text:p text:style-name="P18"><text:span text:style-name="T14"/></text:p>
      <text:h text:style-name="P4" text:outline-level="1"><text:soft-page-break/>Installation</text:h>
      <text:p text:style-name="P15"><text:span text:style-name="T10">Partitioning</text:span>:</text:p>
      <text:p text:style-name="P8">/usr<text:tab/> - <text:s/>3000M</text:p>
      <text:p text:style-name="P8">/home<text:tab/> - 2000M</text:p>
      <text:p text:style-name="P8">/tmp<text:tab/> - 1000M</text:p>
      <text:p text:style-name="P8">/boot<text:tab/> - 250M</text:p>
      <text:p text:style-name="P8">/var<text:tab/> – 70% מהנותר</text:p>
      <text:p text:style-name="P8">/<text:tab/> - 30% מהנותר</text:p>
      <text:p text:style-name="P8">SWAP<text:tab/> – x2 from Memory</text:p>
      <text:p text:style-name="P12"><text:span text:style-name="T15">NTP: (/etc/ntp.conf)</text:span></text:p>
      <text:list xml:id="list27365882" text:style-name="L1">
        <text:list-item>
          <text:p text:style-name="P11">delete: 3 lines starting with server</text:p>
        </text:list-item>
        <text:list-item>
          <text:p text:style-name="P11">add: <text:tab/>server 10.234.232.100</text:p>
        </text:list-item>
      </text:list>
      <text:p text:style-name="P8"><text:tab/><text:tab/><text:span text:style-name="T11">server 172.30.7.161</text:span></text:p>
      <text:p text:style-name="P10"><text:tab/><text:tab/>restrict 172.30.7.161</text:p>
      <text:list xml:id="list27378322" text:style-name="L2">
        <text:list-item>
          <text:p text:style-name="P13">service ntpd restart</text:p>
        </text:list-item>
      </text:list>
      <text:p text:style-name="P3"><text:soft-page-break/><text:span text:style-name="T16">Hardening</text:span>:</text:p>
      <text:list xml:id="list27386020" text:style-name="L3">
        <text:list-item>
          <text:p text:style-name="P9">chown root:root passwd shadow group gshadow</text:p>
        </text:list-item>
        <text:list-item>
          <text:p text:style-name="P9">chmod 644 passwd group</text:p>
        </text:list-item>
        <text:list-item>
          <text:p text:style-name="P9">chmod 400 shadow gshadow</text:p>
        </text:list-item>
        <text:list-item>
          <text:p text:style-name="P9">Disable root login via ssh:<text:line-break/>/etc/ssh/sshd_config → PermotRootLogin no<text:line-break/>service sshd restart</text:p>
        </text:list-item>
        <text:list-item>
          <text:p text:style-name="P9">/root/.bashrc<text:tab/> → <text:s/>TMOUT=900</text:p>
        </text:list-item>
        <text:list-item>
          <text:p text:style-name="P9">/etc/profile<text:tab/> → TMOUT=1800</text:p>
        </text:list-item>
        <text:list-item>
          <text:p text:style-name="P9">userdel lp, uucp, games, news</text:p>
        </text:list-item>
        <text:list-item>
          <text:p text:style-name="P17"><text:span text:style-name="T2">/</text:span><text:span text:style-name="T2">etc/sysctl.conf →</text:span><text:span text:style-name="T2"><text:line-break/></text:span><text:span text:style-name="T8">#SYN attack pr</text:span><text:span text:style-name="T8">otection<text:line-break/></text:span><text:span text:style-name="T9">net.ipv4.tcp_syncookies = 1<text:line-break/><text:line-break/></text:span><text:span text:style-name="T13">#IP forwarding protection<text:line-break/></text:span><text:soft-page-break/><text:span text:style-name="T13">net.ipv4.conf.all.accept_source_route = 0<text:line-break/><text:line-break/></text:span><text:span text:style-name="T13">#</text:span><text:span text:style-name="T13">ICMP redirect protection<text:line-break/>net.ipv4. conf.all.accept_redirects = 0<text:line-break/><text:line-break/>#Spoofing protection<text:line-break/>net.ipv4. conf.all.rp_filter = 1<text:line-break/><text:line-break/></text:span><text:span text:style-name="T13">#Log the spoofed packets<text:line-break/></text:span><text:span text:style-name="T3">net.ipv4. conf.all.log_martians = 1</text:span></text:p>
        </text:list-item>
        <text:list-item>
          <text:p text:style-name="P16">Disable not needed services:<text:line-break/>bluetooth, sendmail<text:line-break/><text:line-break/>chkconfig –level2 bluetooth off<text:line-break/>chkconfig –level3 bluetooth off<text:line-break/>chkconfig –level4 bluetooth off<text:line-break/>chkconfig –list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TT10" svg:font-family="CMTT10, 'Times New Roman'"/>
    <style:font-face style:name="OpenSymbol" svg:font-family="OpenSymbol"/>
    <style:font-face style:name="Tahoma" svg:font-family="Tahoma, Arial, Helvetica, sans-serif"/>
    <style:font-face style:name="Times New Roman1" svg:font-family="'Times New Roman'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Title" style:family="paragraph" style:parent-style-name="Standard" style:next-style-name="Text_20_body" style:default-outline-level="" style:list-style-name="" style:class="text" style:master-page-name="">
      <style:paragraph-properties fo:margin-top="0.499cm" fo:margin-bottom="0.199cm" fo:line-height="115%" fo:text-align="center" style:justify-single-word="false" style:page-number="auto" fo:background-color="transparent" fo:padding="0cm" fo:border-left="none" fo:border-right="none" fo:border-top="none" fo:border-bottom="0.018cm solid #000000" style:shadow="none" fo:keep-with-next="always">
        <style:background-image/>
      </style:paragraph-properties>
      <style:text-properties style:font-name="Arial" fo:font-size="130%" fo:font-style="normal" fo:font-weight="bold" style:font-name-asian="Arial Unicode MS" style:font-size-asian="18pt" style:font-weight-asian="bold" style:font-name-complex="Tahoma1" style:font-size-complex="130%" style:font-style-complex="normal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69cm" fo:line-height="115%" fo:text-align="justify" style:justify-single-word="false" fo:orphans="2" fo:widows="2" fo:hyphenation-ladder-count="1" style:page-number="auto" fo:background-color="transparent" style:shadow="none">
        <style:tab-stops/>
        <style:background-image/>
      </style:paragraph-properties>
      <style:text-properties style:font-name="Arial1" fo:font-size="10pt" style:font-name-complex="Arial1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cm" fo:border-left="none" fo:border-right="none" fo:border-top="none" fo:border-bottom="0.002cm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7.64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8.6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13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page-layout style:name="Mpm1">
      <style:page-layout-properties fo:page-width="10.5cm" fo:page-height="14.801cm" style:num-format="1" style:print-orientation="portrait" fo:margin-top="1cm" fo:margin-bottom="1.3cm" fo:margin-left="0.681cm" fo:margin-right="0.68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righ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109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[Shavit Ilan]<text:tab/><text:page-number text:select-page="current">4</text:page-number><text:tab/><text:date style:data-style-name="N109" text:date-value="2010-12-24T18:25:33.20" text:fixed="true">24/12/201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4T18:25:33.21</meta:creation-date>
    <dc:title>Kindle Template</dc:title>
    <meta:editing-duration>PT6H30M58S</meta:editing-duration>
    <meta:editing-cycles>42</meta:editing-cycles>
    <meta:generator>LibreOffice/3.3$Win32 LibreOffice_project/330m19$Build-202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11-05-13T07:29:45.56</dc:date>
    <dc:creator>Ilan </dc:creator>
    <meta:printed-by>Ilan </meta:printed-by>
    <meta:print-date>2010-12-24T19:41:00.68</meta:print-date>
    <meta:document-statistic meta:table-count="0" meta:image-count="0" meta:object-count="0" meta:page-count="4" meta:paragraph-count="30" meta:word-count="166" meta:character-count="1119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